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ro1" style:family="table-row">
      <style:table-row-properties style:row-height="0.1854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orksheet" table:style-name="ta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####001</text:p>
          </table:table-cell>
          <table:table-cell table:number-columns-repeated="1023"/>
        </table:table-row>
        <table:table-row table:style-name="ro1">
          <table:table-cell office:value-type="string">
            <text:p>####</text:p>
          </table:table-cell>
          <table:table-cell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5"/>
          <table:table-cell office:value-type="string">
            <text:p>sdf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2">09/12/2012</text:date>, <text:time>21:5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9-12T21:51:55</dc:date>
    <dc:creator>Ivan Pro</dc:creator>
    <meta:document-statistic meta:table-count="1" meta:cell-count="3" meta:object-count="0"/>
    <meta:generator>OpenOffice.org/3.3$Unix OpenOffice.org_project/330m20$Build-9567</meta:generator>
  </office:meta>
</office:document-meta>
</file>